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rsid="000e7e94" officeooo:paragraph-rsid="000e7e94"/>
    </style:style>
    <style:style style:name="P5" style:family="paragraph" style:parent-style-name="Normal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7e94" style:font-weight-asian="bold" style:font-weight-complex="bold"/>
    </style:style>
    <style:style style:name="T3" style:family="text">
      <style:text-properties officeooo:rsid="000d0b3c"/>
    </style:style>
    <style:style style:name="T4" style:family="text">
      <style:text-properties officeooo:rsid="000e7e94"/>
    </style:style>
    <style:style style:name="T5" style:family="text">
      <style:text-properties fo:font-weight="normal" officeooo:rsid="000e7e94" style:font-weight-asian="normal" style:font-weight-complex="normal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tive compilation:</text:p>
      <text:list xml:id="list1617943885352037483" text:style-name="L1">
        <text:list-item>
          <text:p text:style-name="P2">apt-get <text:s/>update</text:p>
        </text:list-item>
        <text:list-item>
          <text:p text:style-name="P2">apt-get install libncurses-dev</text:p>
        </text:list-item>
        <text:list-item>
          <text:p text:style-name="P2">download the kernel source code from</text:p>
        </text:list-item>
      </text:list>
      <text:p text:style-name="Standard"><text:a xlink:type="simple" xlink:href="https://www.kernel.org/pub/linux/kernel/v3.x" office:target-frame-name="_top" xlink:show="replace">https://www.kernel.org/pub/linux/kernel/v3.x</text:a></text:p>
      <text:list xml:id="list92146935073587" text:continue-numbering="true" text:style-name="L1">
        <text:list-item>
          <text:p text:style-name="P2">tar <text:s/>-xvf <text:s/>linux-3.19.8.tar.gz</text:p>
        </text:list-item>
        <text:list-item>
          <text:p text:style-name="P2">cd <text:s text:c="2"/>linux-3.19.8/</text:p>
        </text:list-item>
        <text:list-item>
          <text:p text:style-name="P2">make menuconfig</text:p>
        </text:list-item>
        <text:list-item>
          <text:p text:style-name="P2">make</text:p>
        </text:list-item>
        <text:list-item>
          <text:p text:style-name="P2">make modules</text:p>
        </text:list-item>
        <text:list-item>
          <text:p text:style-name="P2">make modules_install</text:p>
        </text:list-item>
        <text:list-item>
          <text:p text:style-name="P2">make install</text:p>
        </text:list-item>
        <text:list-item>
          <text:p text:style-name="P2">reboot</text:p>
        </text:list-item>
      </text:list>
      <text:p text:style-name="Standard"/>
      <text:p text:style-name="Standard"/>
      <text:p text:style-name="Standard"/>
      <text:p text:style-name="Standard"><text:s text:c="43"/>CROSS-COMPILATION</text:p>
      <text:p text:style-name="Standard"><text:s text:c="8"/>packages required to compile buildroot</text:p>
      <text:p text:style-name="P1"><text:s text:c="3"/>sudo apt-get update</text:p>
      <text:p text:style-name="P1"><text:s text:c="3"/>sudo apt-get install vim<text:tab/><text:tab/></text:p>
      <text:p text:style-name="P1"><text:s text:c="3"/>sudo apt-get install g++</text:p>
      <text:p text:style-name="P1"><text:s text:c="3"/>sudo apt-get install libncurses-dev</text:p>
      <text:p text:style-name="P1"><text:s text:c="3"/>sudo apt-get install texinfo<text:tab/></text:p>
      <text:p text:style-name="P1"><text:s text:c="3"/>sudo apt-get install git</text:p>
      <text:p text:style-name="P1"><text:s text:c="3"/>sudo apt-get install wget</text:p>
      <text:p text:style-name="P1"><text:s text:c="3"/><text:span text:style-name="T3">sudo apt-get install gtkterm</text:span></text:p>
      <text:p text:style-name="Standard"/>
      <text:p text:style-name="Standard"/>
      <text:p text:style-name="Standard"/>
      <text:p text:style-name="Standard"/>
      <text:p text:style-name="Standard">1)</text:p>
      <text:p text:style-name="Standard"><text:s text:c="4"/>Download Build-Root From:</text:p>
      <text:p text:style-name="Standard"><text:s text:c="4"/><text:span text:style-name="Default_20_Paragraph_20_Font"><text:span text:style-name="T1">https://github.com/gamaral/rpi-buildroot</text:span></text:span></text:p>
      <text:p text:style-name="Standard"><text:s text:c="4"/></text:p>
      <text:p text:style-name="Standard"><text:s text:c="4"/>download <text:s/><text:span text:style-name="Default_20_Paragraph_20_Font"><text:span text:style-name="T1">rpi-buildroot-rpi.zip</text:span></text:span></text:p>
      <text:p text:style-name="P1"><text:s text:c="4"/><text:span text:style-name="T4">$ </text:span><text:span text:style-name="T5">mkdir cross_compile</text:span></text:p>
      <text:p text:style-name="P1"/>
      <text:p text:style-name="Standard"><text:s text:c="4"/>copy <text:s/><text:span text:style-name="Default_20_Paragraph_20_Font"><text:span text:style-name="T1">rpi-buildroot-rpi.zip to <text:s/></text:span></text:span><text:span text:style-name="Default_20_Paragraph_20_Font"><text:span text:style-name="T2">cross_compile/</text:span></text:span></text:p>
      <text:p text:style-name="P1"><text:s text:c="4"/></text:p>
      <text:p text:style-name="P1"><text:s text:c="3"/><text:span text:style-name="T4">$ unzip <text:s/>rpi-buildroot-rpi.zip</text:span></text:p>
      <text:p text:style-name="P1"/>
      <text:p text:style-name="P1"><text:s text:c="4"/>change to rpi-buildroot-rpi folder and use following commands</text:p>
      <text:p text:style-name="P1"/>
      <text:p text:style-name="P1"><text:s text:c="3"/><text:span text:style-name="T4">$ cd rpi-buildroot-rpi/</text:span></text:p>
      <text:p text:style-name="P1"/>
      <text:p text:style-name="P1"><text:s text:c="5"/>$ make raspberrypi2_defconfig</text:p>
      <text:p text:style-name="P1"><text:s text:c="3"/></text:p>
      <text:p text:style-name="P1"><text:s text:c="5"/>$ make</text:p>
      <text:p text:style-name="P1"><text:s text:c="2"/>it will take around 1 hour to compile</text:p>
      <text:p text:style-name="P1"><text:s/></text:p>
      <text:p text:style-name="P1">after make observe dl directory</text:p>
      <text:p text:style-name="P1"><text:s/>and observe image files in <text:s text:c="2"/>/output/images</text:p>
      <text:p text:style-name="P1"><text:s text:c="3"/></text:p>
      <text:p text:style-name="P1"><text:s text:c="4"/>you will find the following folders</text:p>
      <text:p text:style-name="P1"><text:soft-page-break/><text:s text:c="3"/>1) rpi-firmware</text:p>
      <text:p text:style-name="P1"><text:s text:c="3"/>2) zImage</text:p>
      <text:p text:style-name="P1"><text:s text:c="3"/>3) rootfs.tar <text:s/></text:p>
      <text:p text:style-name="P1"><text:s/></text:p>
      <text:p text:style-name="P1"><text:s text:c="3"/>copy rpi-firmware and zImage to boot partition of sdcard</text:p>
      <text:p text:style-name="P1"><text:s text:c="3"/>and rootfs.tar to rootfs partition of sdcard</text:p>
      <text:p text:style-name="P1"><text:s text:c="2"/></text:p>
      <text:p text:style-name="P1"><text:s text:c="3"/>Now connect the sdcard to raspberrypi and boot your raspberrypi</text:p>
      <text:p text:style-name="P1"/>
      <text:p text:style-name="P4">In latest rpi-buildroot-rpi after compilation you will find <text:span text:style-name="T1">sdcard.img</text:span> </text:p>
      <text:p text:style-name="P4">copy sdcard.img in empty sdcard.</text:p>
      <text:p text:style-name="P4">After copying to sdcard ,insert the sdcard to raspberrypi and boot the raspberrypi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badri </meta:initial-creator>
    <meta:creation-date>2016-04-27T11:31:00Z</meta:creation-date>
    <dc:date>2021-01-18T09:21:46.042369346</dc:date>
    <meta:editing-cycles>5</meta:editing-cycles>
    <meta:editing-duration>PT11M29S</meta:editing-duration>
    <meta:document-statistic meta:table-count="0" meta:image-count="0" meta:object-count="0" meta:page-count="2" meta:paragraph-count="55" meta:word-count="194" meta:character-count="1557" meta:non-whitespace-character-count="1245"/>
    <meta:template xlink:type="simple" xlink:actuate="onRequest" xlink:title="" xlink:href="Normal.dotm"/>
  </office:meta>
</office:document-meta>
</file>